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text-properties fo:font-variant="normal" fo:text-transform="none" fo:color="#000000" style:font-name="Verdana" fo:font-size="12pt" fo:letter-spacing="normal" fo:font-style="normal" fo:font-weight="normal"/>
    </style:style>
    <style:style style:name="P4"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5"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6" style:family="paragraph" style:parent-style-name="Table_20_Contents">
      <style:paragraph-properties fo:text-align="end" style:justify-single-word="false"/>
      <style:text-properties style:font-name="Verdana"/>
    </style:style>
    <style:style style:name="P7" style:family="paragraph" style:parent-style-name="Standard">
      <style:text-properties style:font-name="Verdana"/>
    </style:style>
    <style:style style:name="P8"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6">Hendrik Bode</text:p>
            <text:p text:style-name="P6">Luca Zeitzen</text:p>
          </table:table-cell>
        </table:table-row>
      </table:table>
      <text:p text:style-name="P2"/>
      <text:p text:style-name="P5">Lernsituationen</text:p>
      <text:p text:style-name="P1">Eine Untersuchung der gegebenen Umstände</text:p>
      <text:p text:style-name="P1"/>
      <text:p text:style-name="P1"/>
      <text:p text:style-name="P1">Die folgende Auswahl an Lernsituationen soll einen Eindruck vermitteln, auf welche unterschiedliche Arten gelernt werden kann. Sie erhebt jedoch keinen Anspruch auf Vollständigkeit. Die Situationen müssen sich auch nicht unbedingt kategorisch ausschließen, sodass eine individuelle Lernsituation Elemente verschiedener Varianten enthalten kann. </text:p>
      <text:p text:style-name="P1"/>
      <text:p text:style-name="P1"/>
      <text:p text:style-name="P4">Situation 1:</text:p>
      <text:p text:style-name="P1">Der Studierende sitzt alleine zuhause und lernt anhand von Vorlesungsmaterial oder ähnlichem. Wie jede dieser Lernsituationen bietet diese Variante Vor- und Nachteile: </text:p>
      <text:p text:style-name="P1">Im Idealfall arbeitet er oder sie durchgängig und konzentriert. Niemand anderes ist da, um für Ablenkung zu sorgen. </text:p>
      <text:p text:style-name="P1">Dieses Ideal funktioniert allerdings nicht für jeden. Vielen fällt es schwer überhaupt einen Anfang zu finden und mit der Arbeit zu beginnen. Wer - wie viele Informatiker am Campus Gummersbach - hauptsächlich Computer als Medium verwendet, läuft stets Gefahr sich in den Weiten des WWW zu verlieren. Außerdem hat man bei Problemen oder Fragen keinen direkten Ansprechpartner. </text:p>
      <text:p text:style-name="P1">Hier gilt es also abzuwägen: Was bin ich für ein (Lern-)Typ? Was lenkt mich mehr ab? Andere Menschen oder ich selbst?</text:p>
      <text:p text:style-name="P1"/>
      <text:p text:style-name="P4">Situation 2:</text:p>
      <text:p text:style-name="P1">Der Studierende lernt, während er die öffentlichen Verkehrsmittel nutzt.</text:p>
      <text:p text:style-name="P1">Ein großer Vorteil hierbei ist, dass man Zeit, die sonst ungenutzt verstreichen würde, sinnvoll gestaltet. Auch wenn Lernen nicht unbedingt weit oben auf der Liste der Lieblingsbeschäftigungen steht, bietet es sich doch an Reisen dafür zu nutzen, anstatt die Zeit nur „tot zu schlagen“.</text:p>
      <text:p text:style-name="P1"/>
      <text:p text:style-name="P1"/>
      <text:p text:style-name="P4">Situation 3:</text:p>
      <text:p text:style-name="P1">Der Studierende begibt sich zum Lernen in eine ruhige Umgebung (z.B. eine Bibliothek), damit er sich selber nicht zu stark ablenkt.</text:p>
      <text:p text:style-name="P1"/>
      <text:p text:style-name="P4">Situation 4:</text:p>
      <text:p text:style-name="P1">Der Studierende trifft sich zum Lernen mit einer Gruppe. Die Mitglieder dieser Gruppe arbeiten nicht unbedingt am gleichen Stoff, vielmehr geht es darum sich durch eine konzentrierte und produktive Atmosphäre zu motivieren.</text:p>
      <text:p text:style-name="P1"><text:soft-page-break/></text:p>
      <text:p text:style-name="P4">Situation 5:</text:p>
      <text:p text:style-name="P1">Der Studierende lernt gemeinsam mit anderen die gleichen Inhal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7:27:33.06</meta:creation-date>
    <dc:date>2015-05-04T16:10:57.67</dc:date>
    <meta:editing-duration>PT8H58M28S</meta:editing-duration>
    <meta:editing-cycles>5</meta:editing-cycles>
    <meta:generator>OpenOffice.org/3.4.1$Win32 OpenOffice.org_project/341m1$Build-9593</meta:generator>
    <meta:document-statistic meta:table-count="1" meta:image-count="0" meta:object-count="0" meta:page-count="2" meta:paragraph-count="21" meta:word-count="299" meta:character-count="2097"/>
  </office:meta>
</office:document-meta>
</file>